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e72f" officeooo:paragraph-rsid="0017e72f"/>
    </style:style>
    <style:style style:name="P2" style:family="paragraph" style:parent-style-name="Standard">
      <style:text-properties officeooo:rsid="00187c6e" officeooo:paragraph-rsid="00187c6e"/>
    </style:style>
    <style:style style:name="P3" style:family="paragraph" style:parent-style-name="Standard">
      <style:text-properties officeooo:paragraph-rsid="00187c6e"/>
    </style:style>
    <style:style style:name="P4" style:family="paragraph" style:parent-style-name="Standard">
      <style:text-properties officeooo:rsid="0018c5bc" officeooo:paragraph-rsid="0018c5bc"/>
    </style:style>
    <style:style style:name="P5" style:family="paragraph" style:parent-style-name="Standard">
      <style:text-properties officeooo:paragraph-rsid="0018c5bc"/>
    </style:style>
    <style:style style:name="P6" style:family="paragraph" style:parent-style-name="Standard">
      <style:text-properties officeooo:rsid="0019e578" officeooo:paragraph-rsid="0019e578"/>
    </style:style>
    <style:style style:name="P7" style:family="paragraph" style:parent-style-name="Standard">
      <style:text-properties officeooo:paragraph-rsid="0019e578"/>
    </style:style>
    <style:style style:name="P8" style:family="paragraph" style:parent-style-name="Standard">
      <style:text-properties officeooo:rsid="001b58f2" officeooo:paragraph-rsid="001b58f2"/>
    </style:style>
    <style:style style:name="P9" style:family="paragraph" style:parent-style-name="Standard">
      <style:text-properties officeooo:rsid="001b58f2" officeooo:paragraph-rsid="001ee8c9"/>
    </style:style>
    <style:style style:name="P10" style:family="paragraph" style:parent-style-name="Standard">
      <style:text-properties officeooo:paragraph-rsid="001b58f2"/>
    </style:style>
    <style:style style:name="P11" style:family="paragraph" style:parent-style-name="Standard">
      <style:text-properties officeooo:rsid="001b5cbd" officeooo:paragraph-rsid="001b5cbd"/>
    </style:style>
    <style:style style:name="P12" style:family="paragraph" style:parent-style-name="Standard">
      <style:text-properties officeooo:rsid="001b5cbd" officeooo:paragraph-rsid="001ee8c9"/>
    </style:style>
    <style:style style:name="P13" style:family="paragraph" style:parent-style-name="Standard">
      <style:text-properties officeooo:rsid="001cfcac" officeooo:paragraph-rsid="001cfcac"/>
    </style:style>
    <style:style style:name="P14" style:family="paragraph" style:parent-style-name="Standard">
      <style:text-properties officeooo:paragraph-rsid="001cfcac"/>
    </style:style>
    <style:style style:name="P15" style:family="paragraph" style:parent-style-name="Standard">
      <style:text-properties fo:font-weight="bold" officeooo:rsid="0017e72f" officeooo:paragraph-rsid="0017e72f" style:font-weight-asian="bold" style:font-weight-complex="bold"/>
    </style:style>
    <style:style style:name="P16" style:family="paragraph" style:parent-style-name="Standard">
      <style:text-properties fo:font-weight="bold" officeooo:rsid="00187c6e" officeooo:paragraph-rsid="00187c6e" style:font-weight-asian="bold" style:font-weight-complex="bold"/>
    </style:style>
    <style:style style:name="P17" style:family="paragraph" style:parent-style-name="Standard">
      <style:text-properties fo:font-weight="bold" officeooo:rsid="0018c5bc" officeooo:paragraph-rsid="0018c5bc" style:font-weight-asian="bold" style:font-weight-complex="bold"/>
    </style:style>
    <style:style style:name="P18" style:family="paragraph" style:parent-style-name="Standard">
      <style:text-properties fo:font-weight="bold" officeooo:rsid="0019e578" officeooo:paragraph-rsid="0019e578" style:font-weight-asian="bold" style:font-weight-complex="bold"/>
    </style:style>
    <style:style style:name="P19" style:family="paragraph" style:parent-style-name="Standard">
      <style:text-properties fo:font-weight="bold" officeooo:rsid="001b58f2" officeooo:paragraph-rsid="001b58f2" style:font-weight-asian="bold" style:font-weight-complex="bold"/>
    </style:style>
    <style:style style:name="P20" style:family="paragraph" style:parent-style-name="Standard">
      <style:text-properties fo:font-weight="bold" officeooo:rsid="001b5cbd" officeooo:paragraph-rsid="001b5cbd" style:font-weight-asian="bold" style:font-weight-complex="bold"/>
    </style:style>
    <style:style style:name="P21" style:family="paragraph" style:parent-style-name="Standard">
      <style:text-properties fo:font-weight="bold" officeooo:rsid="001cfcac" officeooo:paragraph-rsid="001cfcac" style:font-weight-asian="bold" style:font-weight-complex="bold"/>
    </style:style>
    <style:style style:name="P22" style:family="paragraph" style:parent-style-name="Standard">
      <style:text-properties officeooo:paragraph-rsid="001ee8c9"/>
    </style:style>
    <style:style style:name="P23" style:family="paragraph" style:parent-style-name="Standard">
      <style:text-properties officeooo:paragraph-rsid="001b5cbd"/>
    </style:style>
    <style:style style:name="P24" style:family="paragraph" style:parent-style-name="Standard">
      <style:text-properties officeooo:paragraph-rsid="001f5f9b"/>
    </style:style>
    <style:style style:name="T1" style:family="text">
      <style:text-properties officeooo:rsid="00187c6e"/>
    </style:style>
    <style:style style:name="T2" style:family="text">
      <style:text-properties officeooo:rsid="0018c5bc"/>
    </style:style>
    <style:style style:name="T3" style:family="text">
      <style:text-properties officeooo:rsid="0019e578"/>
    </style:style>
    <style:style style:name="T4" style:family="text">
      <style:text-properties officeooo:rsid="001b58f2"/>
    </style:style>
    <style:style style:name="T5" style:family="text">
      <style:text-properties officeooo:rsid="001b5cbd"/>
    </style:style>
    <style:style style:name="T6" style:family="text">
      <style:text-properties officeooo:rsid="001c6ed9"/>
    </style:style>
    <style:style style:name="T7" style:family="text">
      <style:text-properties officeooo:rsid="001cfcac"/>
    </style:style>
    <style:style style:name="T8" style:family="text">
      <style:text-properties officeooo:rsid="001e0a6c"/>
    </style:style>
    <style:style style:name="T9" style:family="text">
      <style:text-properties officeooo:rsid="001e94b8"/>
    </style:style>
    <style:style style:name="T10" style:family="text">
      <style:text-properties officeooo:rsid="001ee8c9"/>
    </style:style>
    <style:style style:name="T11" style:family="text">
      <style:text-properties officeooo:rsid="001f5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Stockage des données :</text:p>
      <text:p text:style-name="P1">Nous allons stocker les informations contenus dans le fichier metro.txt dans des dictionnaires cela nous faciliteras la recherches de ces données plus tard.</text:p>
      <text:p text:style-name="P1">Pour cela nous avons créer un fichier read.py qui cherchera dans un premier temps toute les lignes <text:span text:style-name="T9">commençant</text:span> par « V » ce qui correspond a toute les stations, on ajoutera donc le résultat de la ligne dans le dictionnaire stations qui aura comme clés le numéro de la station et comme valeur le nom de <text:s/>celle-ci.</text:p>
      <text:p text:style-name="P1">Maintenant si notre algorithme trouve que la ligne commence par « E », ce qui signifie le temps qu’on met entre deux stations, on le stockera cette fois-ci dans le dictionnaire time_between_stations avec comme clés les deux stations reliés et comme valeur le temps entre les deux stations.</text:p>
      <text:p text:style-name="P1"/>
      <text:p text:style-name="P15">2/<text:span text:style-name="T1">Récupérer des informations sur les stations :</text:span></text:p>
      <text:p text:style-name="P5"><text:span text:style-name="T2">Grace au fichier recup_station, nous allons maintenant chercher les valeurs qu’ils nous manquent et qui nous servirons plus tard c’est à dire les coordonnes avec la latitude, longitude ainsi qu’à qu’elle ligne appartiennent chaque station et si c’est un terminus. </text:span></text:p>
      <text:p text:style-name="P3"><text:span text:style-name="T1">Pour cela nous avons trouvé un fichier avec toute ces informations </text:span>(<text:a xlink:type="simple" xlink:href="https://data.iledefrance-mobilites.fr/explore/dataset/emplacement-des-gares-idf/download/?format=csv&amp;timezone=Europe/Berlin&amp;lang=fr&amp;use_labels_for_header=true&amp;csv_separator=%3B" text:style-name="Internet_20_link" text:visited-style-name="Visited_20_Internet_20_Link">https://data.iledefrance-mobilites.fr/explore/dataset/emplacement-des-gares-idf/download/?format=csv&amp;timezone=Europe/Berlin&amp;lang=fr&amp;use_labels_for_header=true&amp;csv_separator=%3B</text:a>)</text:p>
      <text:p text:style-name="P3"><text:span text:style-name="T1">Nous allons récupérer geo point qui nous indiquera la latitude de la stations, geo shape pour la longitude, indice_lig pour savoir le numéro de la ligne, termetro pour savoir si la station est un terminus ainsi que l’indice et le nom des stations.</text:span></text:p>
      <text:p text:style-name="P2">On ajoutera toute ces valeurs dans le fichier stations.csv.</text:p>
      <text:p text:style-name="P2"/>
      <text:p text:style-name="P16">3/Stockage <text:span text:style-name="T2">de toute les stations dans un fichier :</text:span></text:p>
      <text:p text:style-name="P5"><text:span text:style-name="T2">Grace au fichier create_station_metro on stockera pour chaque ligne les noms de toute les stations qui la compose.</text:span></text:p>
      <text:p text:style-name="P4">Pour cela on utilisera le fichier créer juste avant qu’on lira, l’algorithme créera un fichier pour chaque numéro de ligne et ajoutera les stations qui sont dedans dans le dossier « ligne_metro »</text:p>
      <text:p text:style-name="P4"/>
      <text:p text:style-name="P17">4/Stocker l’identifiant de chaque stations :</text:p>
      <text:p text:style-name="P4">Grace au fichier transform_metro_stations_to_ids nous allons faire pareil que l’étape précédente sauf que cette fois ci on notera les identifiants au lieu des noms des stations.</text:p>
      <text:p text:style-name="P4"/>
      <text:p text:style-name="P17">5/Créer le lien entre les stations connectées :</text:p>
      <text:p text:style-name="P4">Grace au fichier create_links_stations, nous allons créer les liens entre les stations connectées.</text:p>
      <text:p text:style-name="P5"><text:span text:style-name="T2">Pour cela, grâce au fichier utilisé précedemment, on créera une liste contenant tout les ids des stations de chaque ligne, et on ajoutera le résultat « links » dans le fichier stations.csv.</text:span></text:p>
      <text:p text:style-name="P5"/>
      <text:p text:style-name="P18">6/Calcule distance :</text:p>
      <text:p text:style-name="P7"><text:span text:style-name="T3">Grace au fichier calc_distance, nous allons calculer le temps de chaque lien entre deux stations connecté ou deux stations du même nom.</text:span></text:p>
      <text:p text:style-name="P6">Pour cela nous avons trouvé la valeur de la vitesse moyenne d’un métro et d’une personne qui marche de 21 et 5 km/h respectivement.</text:p>
      <text:p text:style-name="P7"><text:span text:style-name="T3">Nous avons donc créer trois algos le premier qui calcule le temps entre les stations de métro n’ayant pas le même noms.</text:span></text:p>
      <text:p text:style-name="P6">Pour cette algo nous cherchons l’id et les coordonnées des stations qu’on calcule.</text:p>
      <text:p text:style-name="P8"><text:span text:style-name="T10">Grâce</text:span> a la formule temps = distance/vitesse nous pourrons répondre aux calculs.</text:p>
      <text:p text:style-name="P9"><text:span text:style-name="T10">L</text:span>a distance sera trouvé <text:span text:style-name="T9">grâce</text:span> au module geopy qui nous permettra de calculer la distance entre les deux coordonnées</text:p>
      <text:p text:style-name="P9"><text:span text:style-name="T10">L</text:span>a vitesse <text:span text:style-name="T10">sera celle de la vitesse </text:span>moyenne d’u<text:span text:style-name="T10">n</text:span> <text:span text:style-name="T10">métro.</text:span></text:p>
      <text:p text:style-name="P8"><text:soft-page-break/>Le second algo nous permettras, lui, d’inverser les directions des stations car on peux y aller dans les deux sens.</text:p>
      <text:p text:style-name="P9">Le <text:span text:style-name="T9">troisième </text:span>nous <text:span text:style-name="T9">permettras</text:span> de calculer le temps qu’on met entre deux stations <text:span text:style-name="T10">portant le même nom.</text:span></text:p>
      <text:p text:style-name="P9"><text:span text:style-name="T10">O</text:span>n utilisera le <text:span text:style-name="T9">même</text:span> principe que le premier algo sauf que pour la formule on utilisera cette fois-ci la vitesse moyenne a pied.</text:p>
      <text:p text:style-name="P8">On stockera toute ces données dans un dictionnaires avec comme clés les deux stations et le temps entre elle pour les valeurs.</text:p>
      <text:p text:style-name="P8"/>
      <text:p text:style-name="P19">7/<text:span text:style-name="T9">Vérification</text:span> de la connexité :</text:p>
      <text:p text:style-name="P8">Grace au fichier graphes.py, on <text:span text:style-name="T9">vérifiera</text:span> de la bonne connexité du graphe.</text:p>
      <text:p text:style-name="P10"><text:span text:style-name="T4">Pour cela on créera le graphe avec un algo qui connecte chaque sommet a tout les autres sommet auquel il est connecté.</text:span></text:p>
      <text:p text:style-name="P22"><text:span text:style-name="T4">Ensuite on créera un algo de parcours en largeur.</text:span></text:p>
      <text:p text:style-name="P22"><text:span text:style-name="T10">Enfin grâce a l’algo est_connexe, qui permet d’effectuer un parcours en largeur pour chaque sommet, on vérifiera que la longueur de chacun de ses parcours est bien égal a la longueur du graphe, si oui alors le graphe est bien connexe.</text:span></text:p>
      <text:p text:style-name="P11"/>
      <text:p text:style-name="P20">8/Algo de dijkstra</text:p>
      <text:p text:style-name="P11">Grâce au <text:span text:style-name="T9">même</text:span> fichier, on créera l’algo permettant de parcourir le plus court chemin.</text:p>
      <text:p text:style-name="P11">Tout d’abord nous initialiserons l’algo, ici on utilisera 100000 en distance pour associé cela à l’infini pour signifié que le sommet n’est pas encore traité et on met une distance de 0 pour le premier sommet.</text:p>
      <text:p text:style-name="P11">Ensuite, pour <text:span text:style-name="T9">chaque</text:span> sommet restant on regarde si il existe des liens entre ces sommets.</text:p>
      <text:p text:style-name="P12">Puis entre tout les sommets ou il existe des liens on regarde lequel a a plus courte distance.</text:p>
      <text:p text:style-name="P23"><text:span text:style-name="T5">Enfin on ajoutera la distance entre ces deux stations aux distance déjà ajouté précédemment.</text:span></text:p>
      <text:p text:style-name="P11"/>
      <text:p text:style-name="P20">9/Chemin le plus court :</text:p>
      <text:p text:style-name="P23"><text:span text:style-name="T5">L’algo shortest_path permet lui, grâce a l’algo de dijkstra, de choisir le départ et la fin où dijkstra lui regarde le départ mais traverse tout les points. Grâce a cet algo on peut rajouter une fin.</text:span></text:p>
      <text:p text:style-name="P22"><text:span text:style-name="T10">En remontant les pères de chaque sommet de dijkstra, ce qui nous renseigne sur chaque distance qu’il faut parcourir pour retourner au sommet initiale, on ajoutera toute les distance dans une liste qu’on inversera pour remettre dans le bonne ordre (car nous somme partie du dernier arc vers le premier).</text:span></text:p>
      <text:p text:style-name="P11"/>
      <text:p text:style-name="P21">10/Interface :</text:p>
      <text:p text:style-name="P13">Grâce au fichier interface_graphique, nous allons créer l’interface.</text:p>
      <text:p text:style-name="P24"><text:span text:style-name="T7">Pour cela nous allons avoir besoin de deux modules streamlit pour l’interface et folium pour la carte.</text:span></text:p>
      <text:p text:style-name="P24"><text:span text:style-name="T7">Nous avons préalablement créer un algo permettant d’initialisé les couleurs des différentes ligne de métro (voir : metro_colors.py) grâce a une documentation wikipedia nous renseignant sur les codes couleurs de chaque ligne</text:span>(<text:a xlink:type="simple" xlink:href="https://fr.wikipedia.org/wiki/Modèle:Métro_de_Paris/couleur_fond" text:style-name="Internet_20_link" text:visited-style-name="Visited_20_Internet_20_Link">https://fr.wikipedia.org/wiki/Mod%C3%A8le:M%C3%A9tro_de_Paris/couleur_fond</text:a>).</text:p>
      <text:p text:style-name="P14"><text:span text:style-name="T7">Une fois tout cela fait, nous allons créer les différents onglets utiles et initialisés la map sur Paris.</text:span></text:p>
      <text:p text:style-name="P13">Maintenant, si on <text:span text:style-name="T9">sélectionne</text:span> la station de <text:span text:style-name="T9">départ</text:span> et celle d’arriver et qu’elles sont différentes,</text:p>
      <text:p text:style-name="P13">On créera 2 marqueur avec le point d’arriver et de départ.</text:p>
      <text:p text:style-name="P14"><text:span text:style-name="T7">En appelant shortest_path, on créera les différentes liens, si il en existe plusieurs, rejoignant les différentes lignes.</text:span></text:p>
      <text:p text:style-name="P13">Si rien <text:span text:style-name="T11">n’est sélectionner ou</text:span> que les <text:span text:style-name="T11">stations sélectionnés </text:span>ont le <text:span text:style-name="T9">même</text:span> nom, on affichera <text:span text:style-name="T8">la carte avec toute les lignes de métr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24T15:44:47.560000000</meta:creation-date>
    <dc:date>2022-04-24T17:30:15.896000000</dc:date>
    <meta:editing-duration>PT8M42S</meta:editing-duration>
    <meta:editing-cycles>5</meta:editing-cycles>
    <meta:generator>LibreOffice/6.3.4.2$Windows_X86_64 LibreOffice_project/60da17e045e08f1793c57c00ba83cdfce946d0aa</meta:generator>
    <meta:document-statistic meta:table-count="0" meta:image-count="0" meta:object-count="0" meta:page-count="2" meta:paragraph-count="52" meta:word-count="1018" meta:character-count="6376" meta:non-whitespace-character-count="5408"/>
  </office:meta>
</office:document-meta>
</file>